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98in"/>
    </style:style>
    <style:style style:name="co4" style:family="table-column">
      <style:table-column-properties fo:break-before="auto" style:column-width="1.1161in"/>
    </style:style>
    <style:style style:name="co5" style:family="table-column">
      <style:table-column-properties fo:break-before="auto" style:column-width="1.148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APU Fuel Burn Curv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Ambient Temp C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2">
          <table:table-cell table:number-columns-repeated="8"/>
          <table:table-cell table:style-name="ce1" office:value-type="string">
            <text:p>Random Maths</text:p>
          </table:table-cell>
          <table:table-cell/>
        </table:table-row>
        <table:table-row table:style-name="ro2">
          <table:table-cell office:value-type="string">
            <text:p>RPM</text:p>
          </table:table-cell>
          <table:table-cell office:value-type="string">
            <text:p>EGT Target</text:p>
          </table:table-cell>
          <table:table-cell office:value-type="string">
            <text:p>EGT Overspeed</text:p>
          </table:table-cell>
          <table:table-cell office:value-type="string">
            <text:p>EGT Fire</text:p>
          </table:table-cell>
          <table:table-cell office:value-type="string">
            <text:p>Manifold Fail</text:p>
          </table:table-cell>
          <table:table-cell office:value-type="string">
            <text:p>No fire</text:p>
          </table:table-cell>
          <table:table-cell table:number-columns-repeated="2"/>
          <table:table-cell table:style-name="ce1" office:value-type="string">
            <text:p>Desired RPM</text:p>
          </table:table-cell>
          <table:table-cell office:value-type="string">
            <text:p>Array Seg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Ambient</text:p>
          </table:table-cell>
          <table:table-cell/>
          <table:table-cell office:value-type="string">
            <text:p>Ambient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[.I6]/5" office:value-type="float" office:value="1.8">
            <text:p>1.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string">
            <text:p>Ambient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string">
            <text:p>Ambient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string">
            <text:p>Ambient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50">
            <text:p>650</text:p>
          </table:table-cell>
          <table:table-cell table:formula="of:=[.B10]" office:value-type="float" office:value="650">
            <text:p>650</text:p>
          </table:table-cell>
          <table:table-cell table:formula="of:=[.C10]" office:value-type="float" office:value="650">
            <text:p>65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0">
            <text:p>720</text:p>
          </table:table-cell>
          <table:table-cell table:formula="of:=[.B11]" office:value-type="float" office:value="720">
            <text:p>720</text:p>
          </table:table-cell>
          <table:table-cell table:formula="of:=[.C11]" office:value-type="float" office:value="720">
            <text:p>72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10">
            <text:p>710</text:p>
          </table:table-cell>
          <table:table-cell table:formula="of:=[.B12]" office:value-type="float" office:value="710">
            <text:p>710</text:p>
          </table:table-cell>
          <table:table-cell table:formula="of:=[.C12]" office:value-type="float" office:value="710">
            <text:p>71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00">
            <text:p>700</text:p>
          </table:table-cell>
          <table:table-cell table:formula="of:=[.B13]" office:value-type="float" office:value="700">
            <text:p>700</text:p>
          </table:table-cell>
          <table:table-cell table:formula="of:=[.C13]" office:value-type="float" office:value="700">
            <text:p>70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70">
            <text:p>770</text:p>
          </table:table-cell>
          <table:table-cell table:formula="of:=[.B14]" office:value-type="float" office:value="770">
            <text:p>770</text:p>
          </table:table-cell>
          <table:table-cell table:formula="of:=[.C14]" office:value-type="float" office:value="770">
            <text:p>77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60">
            <text:p>760</text:p>
          </table:table-cell>
          <table:table-cell table:formula="of:=[.B15]" office:value-type="float" office:value="760">
            <text:p>760</text:p>
          </table:table-cell>
          <table:table-cell table:formula="of:=[.C15]" office:value-type="float" office:value="760">
            <text:p>76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table:formula="of:=[.B16]" office:value-type="float" office:value="750">
            <text:p>750</text:p>
          </table:table-cell>
          <table:table-cell table:formula="of:=[.C16]" office:value-type="float" office:value="750">
            <text:p>75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20">
            <text:p>720</text:p>
          </table:table-cell>
          <table:table-cell table:formula="of:=[.B17]" office:value-type="float" office:value="720">
            <text:p>720</text:p>
          </table:table-cell>
          <table:table-cell table:formula="of:=[.C17]" office:value-type="float" office:value="720">
            <text:p>72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0">
            <text:p>690</text:p>
          </table:table-cell>
          <table:table-cell table:formula="of:=[.B18]" office:value-type="float" office:value="690">
            <text:p>690</text:p>
          </table:table-cell>
          <table:table-cell table:formula="of:=[.C18]" office:value-type="float" office:value="690">
            <text:p>69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50">
            <text:p>650</text:p>
          </table:table-cell>
          <table:table-cell table:formula="of:=[.B19]" office:value-type="float" office:value="650">
            <text:p>650</text:p>
          </table:table-cell>
          <table:table-cell table:formula="of:=[.C19]" office:value-type="float" office:value="650">
            <text:p>65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05">
            <text:p>605</text:p>
          </table:table-cell>
          <table:table-cell table:formula="of:=[.B20]" office:value-type="float" office:value="605">
            <text:p>605</text:p>
          </table:table-cell>
          <table:table-cell table:formula="of:=[.C20]" office:value-type="float" office:value="605">
            <text:p>605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50">
            <text:p>550</text:p>
          </table:table-cell>
          <table:table-cell table:formula="of:=[.B21]" office:value-type="float" office:value="550">
            <text:p>550</text:p>
          </table:table-cell>
          <table:table-cell table:formula="of:=[.C21] + 50" office:value-type="float" office:value="600">
            <text:p>60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00">
            <text:p>500</text:p>
          </table:table-cell>
          <table:table-cell table:formula="of:=[.B22]" office:value-type="float" office:value="500">
            <text:p>500</text:p>
          </table:table-cell>
          <table:table-cell table:formula="of:=[.C22]+110" office:value-type="float" office:value="610">
            <text:p>61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50">
            <text:p>450</text:p>
          </table:table-cell>
          <table:table-cell table:formula="of:=[.B23]" office:value-type="float" office:value="450">
            <text:p>450</text:p>
          </table:table-cell>
          <table:table-cell table:formula="of:=[.C23]+ 160" office:value-type="float" office:value="610">
            <text:p>61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30">
            <text:p>430</text:p>
          </table:table-cell>
          <table:table-cell table:formula="of:=[.B24]" office:value-type="float" office:value="430">
            <text:p>430</text:p>
          </table:table-cell>
          <table:table-cell table:formula="of:=[.C24] + 220" office:value-type="float" office:value="650">
            <text:p>65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formula="of:=[.B25]+40" office:value-type="float" office:value="440">
            <text:p>440</text:p>
          </table:table-cell>
          <table:table-cell table:formula="of:=[.C25]+230" office:value-type="float" office:value="670">
            <text:p>67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72">
            <text:p>372</text:p>
          </table:table-cell>
          <table:table-cell table:formula="of:=[.B26]+60" office:value-type="float" office:value="432">
            <text:p>432</text:p>
          </table:table-cell>
          <table:table-cell table:formula="of:=[.C26]+260" office:value-type="float" office:value="692">
            <text:p>692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72">
            <text:p>372</text:p>
          </table:table-cell>
          <table:table-cell table:formula="of:=[.B27]+50" office:value-type="float" office:value="422">
            <text:p>422</text:p>
          </table:table-cell>
          <table:table-cell table:formula="of:=[.C27]+240" office:value-type="float" office:value="662">
            <text:p>662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72">
            <text:p>372</text:p>
          </table:table-cell>
          <table:table-cell table:formula="of:=[.B28]+30" office:value-type="float" office:value="402">
            <text:p>402</text:p>
          </table:table-cell>
          <table:table-cell table:formula="of:=[.B28] + 240" office:value-type="float" office:value="612">
            <text:p>612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2">
          <table:table-cell table:style-name="ce1" office:value-type="string">
            <text:p>Never exceed</text:p>
          </table:table-cell>
          <table:table-cell/>
          <table:table-cell office:value-type="string">
            <text:p>Auto-off 108?</text:p>
          </table:table-cell>
          <table:table-cell/>
          <table:table-cell office:value-type="string">
            <text:p>Use overspeed Chart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Elec</text:p>
          </table:table-cell>
          <table:table-cell/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string">
            <text:p>Pack 1</text:p>
          </table:table-cell>
          <table:table-cell/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Pack 2</text:p>
          </table:table-cell>
          <table:table-cell/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/>
          <table:table-cell>
            <draw:frame table:end-cell-address="Sheet1.I54" table:end-x="0.1157in" table:end-y="0.0268in" draw:z-index="0" draw:name="No load EGT" draw:style-name="gr1" draw:text-style-name="P1" svg:width="6.5217in" svg:height="3.5429in" svg:x="0.0402in" svg:y="0.0402in">
              <draw:object draw:notify-on-update-of-ranges="Sheet1.A5:Sheet1.A9 Sheet1.A10:Sheet1.A28 Sheet1.B5:Sheet1.B9 Sheet1.B10:Sheet1.B28 Sheet1.C5:Sheet1.C9 Sheet1.C10:Sheet1.C28 Sheet1.D5:Sheet1.D9 Sheet1.D10:Sheet1.D28 Sheet1.E5:Sheet1.E9 Sheet1.E10:Sheet1.E2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7">08/17/2020</text:date>, <text:time>13:0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lmetto Spark</meta:initial-creator>
    <meta:creation-date>2020-08-14T13:10:24.66</meta:creation-date>
    <meta:generator>OpenOffice/4.1.7$Win32 OpenOffice.org_project/417m1$Build-9800</meta:generator>
    <dc:date>2020-08-17T13:05:32.83</dc:date>
    <dc:creator>Palmetto Spark</dc:creator>
    <meta:editing-duration>P2DT23H51M38S</meta:editing-duration>
    <meta:editing-cycles>13</meta:editing-cycles>
    <meta:document-statistic meta:table-count="3" meta:cell-count="1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66cm" svg:height="9cm" xlink:href=".." xlink:type="simple" chart:class="chart:line" chart:style-name="ch1">
        <chart:legend chart:legend-position="end" svg:x="10.724cm" svg:y="2.767cm" style:legend-expansion="high" chart:style-name="ch2"/>
        <chart:plot-area chart:style-name="ch3" table:cell-range-address="Sheet1.A5:Sheet1.E28" chart:data-source-has-labels="both" svg:x="0.781cm" svg:y="0.855cm" svg:width="9.281cm" svg:height="7.545cm">
          <chartooo:coordinate-region svg:x="1.588cm" svg:y="1.067cm" svg:width="8.194cm" svg:height="6.236cm"/>
          <chart:axis chart:dimension="x" chart:name="primary-x" chart:style-name="ch4" chartooo:axis-type="auto">
            <chartooo:date-scale/>
            <chart:categories table:cell-range-address="Sheet1.A10:Sheet1.A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0:Sheet1.B28" chart:label-cell-address="Sheet1.B5:Sheet1.B9" chart:class="chart:line">
            <chart:data-point chart:repeated="19"/>
          </chart:series>
          <chart:series chart:style-name="ch7" chart:values-cell-range-address="Sheet1.C10:Sheet1.C28" chart:label-cell-address="Sheet1.C5:Sheet1.C9" chart:class="chart:line">
            <chart:data-point chart:repeated="19"/>
          </chart:series>
          <chart:series chart:style-name="ch8" chart:values-cell-range-address="Sheet1.D10:Sheet1.D28" chart:label-cell-address="Sheet1.D5:Sheet1.D9" chart:class="chart:line">
            <chart:data-point chart:repeated="19"/>
          </chart:series>
          <chart:series chart:style-name="ch9" chart:values-cell-range-address="Sheet1.E10:Sheet1.E28" chart:label-cell-address="Sheet1.E5:Sheet1.E9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GT Target Ambient Ambient Ambient Ambient</text:p>
                <text:list>
                  <text:list-item>
                    <text:p>EGT Target</text:p>
                  </text:list-item>
                  <text:list-item>
                    <text:p>Ambient</text:p>
                  </text:list-item>
                  <text:list-item>
                    <text:p>Ambient</text:p>
                  </text:list-item>
                  <text:list-item>
                    <text:p>Ambient</text:p>
                  </text:list-item>
                  <text:list-item>
                    <text:p>Ambient</text:p>
                  </text:list-item>
                </text:list>
                <draw:g>
                  <svg:desc>Sheet1.B5:Sheet1.B9</svg:desc>
                </draw:g>
              </table:table-cell>
              <table:table-cell office:value-type="string">
                <text:p>EGT Overspeed Ambient Ambient Ambient Ambient</text:p>
                <text:list>
                  <text:list-item>
                    <text:p>EGT Overspeed</text:p>
                  </text:list-item>
                  <text:list-item>
                    <text:p>Ambient</text:p>
                  </text:list-item>
                  <text:list-item>
                    <text:p>Ambient</text:p>
                  </text:list-item>
                  <text:list-item>
                    <text:p>Ambient</text:p>
                  </text:list-item>
                  <text:list-item>
                    <text:p>Ambient</text:p>
                  </text:list-item>
                </text:list>
                <draw:g>
                  <svg:desc>Sheet1.C5:Sheet1.C9</svg:desc>
                </draw:g>
              </table:table-cell>
              <table:table-cell office:value-type="string">
                <text:p>EGT Fire Ambient Ambient Ambient Ambient</text:p>
                <text:list>
                  <text:list-item>
                    <text:p>EGT Fire</text:p>
                  </text:list-item>
                  <text:list-item>
                    <text:p>Ambient</text:p>
                  </text:list-item>
                  <text:list-item>
                    <text:p>Ambient</text:p>
                  </text:list-item>
                  <text:list-item>
                    <text:p>Ambient</text:p>
                  </text:list-item>
                  <text:list-item>
                    <text:p>Ambient</text:p>
                  </text:list-item>
                </text:list>
                <draw:g>
                  <svg:desc>Sheet1.D5:Sheet1.D9</svg:desc>
                </draw:g>
              </table:table-cell>
              <table:table-cell office:value-type="string">
                <text:p>Manifold Fail</text:p>
                <text:list>
                  <text:list-item>
                    <text:p>Manifold Fail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E5:Sheet1.E9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10:Sheet1.A28</svg:desc>
                </draw:g>
              </table:table-cell>
              <table:table-cell office:value-type="float" office:value="650">
                <text:p>650</text:p>
                <draw:g>
                  <svg:desc>Sheet1.B10:Sheet1.B28</svg:desc>
                </draw:g>
              </table:table-cell>
              <table:table-cell office:value-type="float" office:value="650">
                <text:p>650</text:p>
                <draw:g>
                  <svg:desc>Sheet1.C10:Sheet1.C28</svg:desc>
                </draw:g>
              </table:table-cell>
              <table:table-cell office:value-type="float" office:value="650">
                <text:p>650</text:p>
                <draw:g>
                  <svg:desc>Sheet1.D10:Sheet1.D28</svg:desc>
                </draw:g>
              </table:table-cell>
              <table:table-cell office:value-type="float" office:value="NaN">
                <text:p>NaN</text:p>
                <draw:g>
                  <svg:desc>Sheet1.E10:Sheet1.E28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10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70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90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05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400">
                <text:p>400</text:p>
              </table:table-cell>
              <table:table-cell office:value-type="float" office:value="440">
                <text:p>440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72">
                <text:p>372</text:p>
              </table:table-cell>
              <table:table-cell office:value-type="float" office:value="432">
                <text:p>432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72">
                <text:p>372</text:p>
              </table:table-cell>
              <table:table-cell office:value-type="float" office:value="422">
                <text:p>422</text:p>
              </table:table-cell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72">
                <text:p>372</text:p>
              </table:table-cell>
              <table:table-cell office:value-type="float" office:value="402">
                <text:p>402</text:p>
              </table:table-cell>
              <table:table-cell office:value-type="float" office:value="612">
                <text:p>6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